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9f6" officeooo:paragraph-rsid="000109f6"/>
    </style:style>
    <style:style style:name="T1" style:family="text">
      <style:text-properties officeooo:rsid="000109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</text:span>.7 Write a statement that displays your name.</text:p>
      <text:p text:style-name="Standard"/>
      <text:p text:style-name="P1">Sol: print(“Sai Ram”)</text:p>
      <text:p text:style-name="P1"/>
      <text:p text:style-name="Standard">2.8 Write a statement that displays the following text:</text:p>
      <text:p text:style-name="Standard"><text:tab/>Python's the best!</text:p>
      <text:p text:style-name="Standard"/>
      <text:p text:style-name="P1">Sol: print(“Python’s the best!”)</text:p>
      <text:p text:style-name="P1"/>
      <text:p text:style-name="Standard">2.9 Write a statement that displays the following text:</text:p>
      <text:p text:style-name="Standard"><text:tab/>The cat said "meow."</text:p>
      <text:p text:style-name="Standard"/>
      <text:p text:style-name="P1">Sol: print(‘The cat said “meow”’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07:00.725049738</meta:creation-date>
    <meta:generator>LibreOffice/6.0.7.3$Linux_X86_64 LibreOffice_project/00m0$Build-3</meta:generator>
    <dc:date>2019-05-05T16:08:34.904561392</dc:date>
    <meta:editing-duration>PT1M34S</meta:editing-duration>
    <meta:editing-cycles>1</meta:editing-cycles>
    <meta:document-statistic meta:table-count="0" meta:image-count="0" meta:object-count="0" meta:page-count="1" meta:paragraph-count="8" meta:word-count="45" meta:character-count="282" meta:non-whitespace-character-count="243"/>
  </office:meta>
</office:document-meta>
</file>